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4" table:default-cell-style-name="Default"/>
        <table:table-row table:style-name="ro1">
          <table:table-cell table:style-name="ce1" office:value-type="float" office:value="0.04">
            <text:p>4.00E-002</text:p>
          </table:table-cell>
          <table:table-cell table:style-name="ce1" table:formula="oooc:=[.A1]+0.04" office:value-type="float" office:value="0.08">
            <text:p>8.00E-002</text:p>
          </table:table-cell>
          <table:table-cell table:style-name="ce1" table:formula="oooc:=[.B1]+0.04" office:value-type="float" office:value="0.12">
            <text:p>1.20E-001</text:p>
          </table:table-cell>
          <table:table-cell table:style-name="ce1" table:formula="oooc:=[.C1]+0.04" office:value-type="float" office:value="0.16">
            <text:p>1.60E-001</text:p>
          </table:table-cell>
          <table:table-cell table:style-name="ce1" table:formula="oooc:=[.D1]+0.04" office:value-type="float" office:value="0.2">
            <text:p>2.00E-001</text:p>
          </table:table-cell>
          <table:table-cell table:style-name="ce1" table:formula="oooc:=[.E1]+0.04" office:value-type="float" office:value="0.24">
            <text:p>2.40E-001</text:p>
          </table:table-cell>
          <table:table-cell table:style-name="ce1" table:formula="oooc:=[.F1]+0.04" office:value-type="float" office:value="0.28">
            <text:p>2.80E-001</text:p>
          </table:table-cell>
          <table:table-cell table:style-name="ce1" table:formula="oooc:=[.G1]+0.04" office:value-type="float" office:value="0.32">
            <text:p>3.20E-001</text:p>
          </table:table-cell>
          <table:table-cell table:style-name="ce1" table:formula="oooc:=[.H1]+0.04" office:value-type="float" office:value="0.36">
            <text:p>3.60E-001</text:p>
          </table:table-cell>
          <table:table-cell table:style-name="ce1" table:formula="oooc:=[.I1]+0.04" office:value-type="float" office:value="0.4">
            <text:p>4.00E-001</text:p>
          </table:table-cell>
          <table:table-cell table:style-name="ce1" table:formula="oooc:=[.J1]+0.04" office:value-type="float" office:value="0.44">
            <text:p>4.40E-001</text:p>
          </table:table-cell>
          <table:table-cell table:style-name="ce1" table:formula="oooc:=[.K1]+0.04" office:value-type="float" office:value="0.48">
            <text:p>4.80E-001</text:p>
          </table:table-cell>
          <table:table-cell table:style-name="ce1" table:formula="oooc:=[.L1]+0.04" office:value-type="float" office:value="0.52">
            <text:p>5.20E-001</text:p>
          </table:table-cell>
          <table:table-cell table:style-name="ce1" table:formula="oooc:=[.M1]+0.04" office:value-type="float" office:value="0.56">
            <text:p>5.60E-001</text:p>
          </table:table-cell>
          <table:table-cell table:style-name="ce1" table:formula="oooc:=[.N1]+0.04" office:value-type="float" office:value="0.6">
            <text:p>6.00E-001</text:p>
          </table:table-cell>
          <table:table-cell table:style-name="ce1" table:formula="oooc:=[.O1]+0.04" office:value-type="float" office:value="0.64">
            <text:p>6.40E-001</text:p>
          </table:table-cell>
          <table:table-cell table:style-name="ce1" table:formula="oooc:=[.P1]+0.04" office:value-type="float" office:value="0.68">
            <text:p>6.80E-001</text:p>
          </table:table-cell>
          <table:table-cell table:style-name="ce1" table:formula="oooc:=[.Q1]+0.04" office:value-type="float" office:value="0.72">
            <text:p>7.20E-001</text:p>
          </table:table-cell>
          <table:table-cell table:style-name="ce1" table:formula="oooc:=[.R1]+0.04" office:value-type="float" office:value="0.76">
            <text:p>7.60E-001</text:p>
          </table:table-cell>
          <table:table-cell table:style-name="ce1" table:formula="oooc:=[.S1]+0.04" office:value-type="float" office:value="0.8">
            <text:p>8.00E-001</text:p>
          </table:table-cell>
          <table:table-cell table:style-name="ce1" table:formula="oooc:=[.T1]+0.04" office:value-type="float" office:value="0.84">
            <text:p>8.40E-001</text:p>
          </table:table-cell>
          <table:table-cell table:style-name="ce1" table:formula="oooc:=[.U1]+0.04" office:value-type="float" office:value="0.88">
            <text:p>8.80E-001</text:p>
          </table:table-cell>
          <table:table-cell table:style-name="ce1" table:formula="oooc:=[.V1]+0.04" office:value-type="float" office:value="0.92">
            <text:p>9.20E-001</text:p>
          </table:table-cell>
          <table:table-cell table:style-name="ce1" table:formula="oooc:=[.W1]+0.04" office:value-type="float" office:value="0.96">
            <text:p>9.60E-001</text:p>
          </table:table-cell>
        </table:table-row>
        <table:table-row table:style-name="ro1">
          <table:table-cell table:style-name="ce1" office:value-type="float" office:value="120061000000">
            <text:p>1.20E+011</text:p>
          </table:table-cell>
          <table:table-cell table:style-name="ce1" office:value-type="float" office:value="146040000000">
            <text:p>1.46E+011</text:p>
          </table:table-cell>
          <table:table-cell table:style-name="ce1" office:value-type="float" office:value="191757000000">
            <text:p>1.92E+011</text:p>
          </table:table-cell>
          <table:table-cell table:style-name="ce1" office:value-type="float" office:value="300105000000">
            <text:p>3.00E+011</text:p>
          </table:table-cell>
          <table:table-cell table:style-name="ce1" office:value-type="float" office:value="452762000000">
            <text:p>4.53E+011</text:p>
          </table:table-cell>
          <table:table-cell table:style-name="ce1" office:value-type="float" office:value="620927000000">
            <text:p>6.21E+011</text:p>
          </table:table-cell>
          <table:table-cell table:style-name="ce1" office:value-type="float" office:value="875130000000">
            <text:p>8.75E+011</text:p>
          </table:table-cell>
          <table:table-cell table:style-name="ce1" office:value-type="float" office:value="1131430000000">
            <text:p>1.13E+012</text:p>
          </table:table-cell>
          <table:table-cell table:style-name="ce1" office:value-type="float" office:value="1433240000000">
            <text:p>1.43E+012</text:p>
          </table:table-cell>
          <table:table-cell table:style-name="ce1" office:value-type="float" office:value="1467820000000">
            <text:p>1.47E+012</text:p>
          </table:table-cell>
          <table:table-cell table:style-name="ce1" office:value-type="float" office:value="1447530000000">
            <text:p>1.45E+012</text:p>
          </table:table-cell>
          <table:table-cell table:style-name="ce1" office:value-type="float" office:value="1247420000000">
            <text:p>1.25E+012</text:p>
          </table:table-cell>
          <table:table-cell table:style-name="ce1" office:value-type="float" office:value="1014770000000">
            <text:p>1.01E+012</text:p>
          </table:table-cell>
          <table:table-cell table:style-name="ce1" office:value-type="float" office:value="824776000000">
            <text:p>8.25E+011</text:p>
          </table:table-cell>
          <table:table-cell table:style-name="ce1" office:value-type="float" office:value="655941000000">
            <text:p>6.56E+011</text:p>
          </table:table-cell>
          <table:table-cell table:style-name="ce1" office:value-type="float" office:value="500561000000">
            <text:p>5.01E+011</text:p>
          </table:table-cell>
          <table:table-cell table:style-name="ce1" office:value-type="float" office:value="366899000000">
            <text:p>3.67E+011</text:p>
          </table:table-cell>
          <table:table-cell table:style-name="ce1" office:value-type="float" office:value="295695000000">
            <text:p>2.96E+011</text:p>
          </table:table-cell>
          <table:table-cell table:style-name="ce1" office:value-type="float" office:value="251315000000">
            <text:p>2.51E+011</text:p>
          </table:table-cell>
          <table:table-cell table:style-name="ce1" office:value-type="float" office:value="193679000000">
            <text:p>1.94E+011</text:p>
          </table:table-cell>
          <table:table-cell table:style-name="ce1" office:value-type="float" office:value="170983000000">
            <text:p>1.71E+011</text:p>
          </table:table-cell>
          <table:table-cell table:style-name="ce1" office:value-type="float" office:value="145643000000">
            <text:p>1.46E+011</text:p>
          </table:table-cell>
          <table:table-cell table:style-name="ce1" office:value-type="float" office:value="125451000000">
            <text:p>1.25E+011</text:p>
          </table:table-cell>
          <table:table-cell table:style-name="ce1" office:value-type="float" office:value="117175000000">
            <text:p>1.17E+011</text:p>
          </table:table-cell>
        </table:table-row>
        <table:table-row table:style-name="ro1">
          <table:table-cell table:style-name="ce1" office:value-type="float" office:value="8731350">
            <text:p>8.73E+006</text:p>
          </table:table-cell>
          <table:table-cell table:style-name="ce1" office:value-type="float" office:value="3276370000">
            <text:p>3.28E+009</text:p>
          </table:table-cell>
          <table:table-cell table:style-name="ce1" office:value-type="float" office:value="35711500000">
            <text:p>3.57E+010</text:p>
          </table:table-cell>
          <table:table-cell table:style-name="ce1" office:value-type="float" office:value="134456000000">
            <text:p>1.34E+011</text:p>
          </table:table-cell>
          <table:table-cell table:style-name="ce1" office:value-type="float" office:value="317285000000">
            <text:p>3.17E+011</text:p>
          </table:table-cell>
          <table:table-cell table:style-name="ce1" office:value-type="float" office:value="583643000000">
            <text:p>5.84E+011</text:p>
          </table:table-cell>
          <table:table-cell table:style-name="ce1" office:value-type="float" office:value="924388000000">
            <text:p>9.24E+011</text:p>
          </table:table-cell>
          <table:table-cell table:style-name="ce1" office:value-type="float" office:value="1328070000000">
            <text:p>1.33E+012</text:p>
          </table:table-cell>
          <table:table-cell table:style-name="ce1" office:value-type="float" office:value="1783670000000">
            <text:p>1.78E+012</text:p>
          </table:table-cell>
          <table:table-cell table:style-name="ce1" office:value-type="float" office:value="2281540000000">
            <text:p>2.28E+012</text:p>
          </table:table-cell>
          <table:table-cell table:style-name="ce1" office:value-type="float" office:value="1945350000000">
            <text:p>1.95E+012</text:p>
          </table:table-cell>
          <table:table-cell table:style-name="ce1" office:value-type="float" office:value="1626680000000">
            <text:p>1.63E+012</text:p>
          </table:table-cell>
          <table:table-cell table:style-name="ce1" office:value-type="float" office:value="1328070000000">
            <text:p>1.33E+012</text:p>
          </table:table-cell>
          <table:table-cell table:style-name="ce1" office:value-type="float" office:value="1052530000000">
            <text:p>1.05E+012</text:p>
          </table:table-cell>
          <table:table-cell table:style-name="ce1" office:value-type="float" office:value="803240000000">
            <text:p>8.03E+011</text:p>
          </table:table-cell>
          <table:table-cell table:style-name="ce1" office:value-type="float" office:value="583643000000">
            <text:p>5.84E+011</text:p>
          </table:table-cell>
          <table:table-cell table:style-name="ce1" office:value-type="float" office:value="397154000000">
            <text:p>3.97E+011</text:p>
          </table:table-cell>
          <table:table-cell table:style-name="ce1" office:value-type="float" office:value="246774000000">
            <text:p>2.47E+011</text:p>
          </table:table-cell>
          <table:table-cell table:style-name="ce1" office:value-type="float" office:value="134456000000">
            <text:p>1.34E+011</text:p>
          </table:table-cell>
          <table:table-cell table:style-name="ce1" office:value-type="float" office:value="59878400000">
            <text:p>5.99E+010</text:p>
          </table:table-cell>
          <table:table-cell table:style-name="ce1" office:value-type="float" office:value="19099400000">
            <text:p>1.91E+010</text:p>
          </table:table-cell>
          <table:table-cell table:style-name="ce1" office:value-type="float" office:value="3276370000">
            <text:p>3.28E+009</text:p>
          </table:table-cell>
          <table:table-cell table:style-name="ce1" office:value-type="float" office:value="142699000">
            <text:p>1.43E+008</text:p>
          </table:table-cell>
          <table:table-cell office:value-type="float" office:value="95055.7">
            <text:p>95055.7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float" office:value="0.1">
            <text:p>0.1</text:p>
          </table:table-cell>
          <table:table-cell table:formula="oooc:=[.A6]+0.1" office:value-type="float" office:value="0.2">
            <text:p>0.2</text:p>
          </table:table-cell>
          <table:table-cell table:formula="oooc:=[.B6]+0.1" office:value-type="float" office:value="0.3">
            <text:p>0.3</text:p>
          </table:table-cell>
          <table:table-cell table:formula="oooc:=[.C6]+0.1" office:value-type="float" office:value="0.4">
            <text:p>0.4</text:p>
          </table:table-cell>
          <table:table-cell table:formula="oooc:=[.D6]+0.1" office:value-type="float" office:value="0.5">
            <text:p>0.5</text:p>
          </table:table-cell>
          <table:table-cell table:formula="oooc:=[.E6]+0.1" office:value-type="float" office:value="0.6">
            <text:p>0.6</text:p>
          </table:table-cell>
          <table:table-cell table:formula="oooc:=[.F6]+0.1" office:value-type="float" office:value="0.7">
            <text:p>0.7</text:p>
          </table:table-cell>
          <table:table-cell table:formula="oooc:=[.G6]+0.1" office:value-type="float" office:value="0.8">
            <text:p>0.8</text:p>
          </table:table-cell>
          <table:table-cell table:formula="oooc:=[.H6]+0.1" office:value-type="float" office:value="0.9">
            <text:p>0.9</text:p>
          </table:table-cell>
          <table:table-cell table:number-columns-repeated="15"/>
        </table:table-row>
        <table:table-row table:style-name="ro1">
          <table:table-cell table:style-name="ce1" office:value-type="float" office:value="259237000000">
            <text:p>2.59E+011</text:p>
          </table:table-cell>
          <table:table-cell table:style-name="ce1" office:value-type="float" office:value="559962000000">
            <text:p>5.60E+011</text:p>
          </table:table-cell>
          <table:table-cell table:style-name="ce1" office:value-type="float" office:value="1109740000000">
            <text:p>1.11E+012</text:p>
          </table:table-cell>
          <table:table-cell table:style-name="ce1" office:value-type="float" office:value="1133110000000">
            <text:p>1.13E+012</text:p>
          </table:table-cell>
          <table:table-cell table:style-name="ce1" office:value-type="float" office:value="1062080000000">
            <text:p>1.06E+012</text:p>
          </table:table-cell>
          <table:table-cell table:style-name="ce1" office:value-type="float" office:value="635393000000">
            <text:p>6.35E+011</text:p>
          </table:table-cell>
          <table:table-cell table:style-name="ce1" office:value-type="float" office:value="371517000000">
            <text:p>3.72E+011</text:p>
          </table:table-cell>
          <table:table-cell table:style-name="ce1" office:value-type="float" office:value="229436000000">
            <text:p>2.29E+011</text:p>
          </table:table-cell>
          <table:table-cell table:style-name="ce1" office:value-type="float" office:value="180327000000">
            <text:p>1.80E+011</text:p>
          </table:table-cell>
          <table:table-cell table:number-columns-repeated="15"/>
        </table:table-row>
        <table:table-row table:style-name="ro1">
          <table:table-cell table:style-name="ce1" office:value-type="float" office:value="13257600000">
            <text:p>1.33E+010</text:p>
          </table:table-cell>
          <table:table-cell table:style-name="ce1" office:value-type="float" office:value="317285000000">
            <text:p>3.17E+011</text:p>
          </table:table-cell>
          <table:table-cell table:style-name="ce1" office:value-type="float" office:value="1119080000000">
            <text:p>1.12E+012</text:p>
          </table:table-cell>
          <table:table-cell table:style-name="ce1" office:value-type="float" office:value="2281540000000">
            <text:p>2.28E+012</text:p>
          </table:table-cell>
          <table:table-cell table:style-name="ce1" office:value-type="float" office:value="1474680000000">
            <text:p>1.47E+012</text:p>
          </table:table-cell>
          <table:table-cell table:style-name="ce1" office:value-type="float" office:value="803240000000">
            <text:p>8.03E+011</text:p>
          </table:table-cell>
          <table:table-cell table:style-name="ce1" office:value-type="float" office:value="317285000000">
            <text:p>3.17E+011</text:p>
          </table:table-cell>
          <table:table-cell table:style-name="ce1" office:value-type="float" office:value="59878400000">
            <text:p>5.99E+010</text:p>
          </table:table-cell>
          <table:table-cell table:style-name="ce1" office:value-type="float" office:value="888322000">
            <text:p>8.88E+008</text:p>
          </table:table-cell>
          <table:table-cell table:number-columns-repeated="15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2"/>
          <table:table-cell>
            <draw:frame table:end-cell-address="Sheet1.I32" table:end-x="0.0323in" table:end-y="0.1622in" draw:z-index="0" draw:style-name="gr1" svg:width="5.3154in" svg:height="3.137in" svg:x="0.0512in" svg:y="0.126in">
              <draw:object draw:notify-on-update-of-ranges="Sheet1.A2:Sheet1.X2 Sheet1.A1:Sheet1.X1 Sheet1.A1:Sheet1.X1 Sheet1.A3:Sheet1.X3 Sheet1.A7:Sheet1.I7 Sheet1.A6:Sheet1.I6 Sheet1.A6:Sheet1.I6 Sheet1.A8:Sheet1.I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9"/>
          <table:table-cell>
            <draw:frame table:end-cell-address="Sheet1.R35" table:end-x="0.7634in" table:end-y="0.1181in" draw:z-index="1" draw:style-name="gr1" svg:width="5.1665in" svg:height="3.6929in" svg:x="0.0421in" svg:y="0.0429in">
              <draw:object draw:notify-on-update-of-ranges="Sheet1.A2:Sheet1.A2 Sheet1.J2:Sheet1.J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1">05/01/2012</text:date>, <text:time>06:35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8$Build-9364</meta:generator>
    <meta:initial-creator>K. Dodd</meta:initial-creator>
    <meta:creation-date>2012-04-29T13:02:22</meta:creation-date>
    <dc:creator>K. Dodd</dc:creator>
    <dc:date>2012-05-01T06:35:37</dc:date>
    <meta:editing-cycles>3</meta:editing-cycles>
    <meta:editing-duration>PT8H11M46S</meta:editing-duration>
    <meta:user-defined meta:name="Info 1"/>
    <meta:user-defined meta:name="Info 2"/>
    <meta:user-defined meta:name="Info 3"/>
    <meta:user-defined meta:name="Info 4"/>
    <meta:document-statistic meta:table-count="3" meta:cell-count="9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minimum="0" chart:maximum="1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6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one"/>
      <style:graphic-properties svg:stroke-color="#ffd320" draw:fill-color="#ffd320"/>
      <style:text-properties fo:font-size="6pt" style:font-size-asian="6pt" style:font-size-complex="6pt"/>
    </style:style>
    <style:style style:name="ch9" style:family="chart">
      <style:chart-properties chart:symbol-type="none"/>
      <style:graphic-properties svg:stroke-color="#ff420e" draw:fill-color="#ff420e"/>
      <style:text-properties fo:font-size="6pt" style:font-size-asian="6pt" style:font-size-complex="6pt"/>
    </style:style>
    <style:style style:name="ch10" style:family="chart">
      <style:chart-properties chart:symbol-type="none"/>
      <style:graphic-properties svg:stroke-color="#579d1c"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3.502cm" svg:height="7.969cm" chart:class="chart:scatter" chart:style-name="ch1">
        <chart:legend chart:legend-position="end" svg:x="11.791cm" svg:y="2.995cm" chart:style-name="ch2"/>
        <chart:plot-area chart:style-name="ch3" table:cell-range-address="Sheet1.A1:Sheet1.X3 Sheet1.A7:Sheet1.I8" svg:x="0.27cm" svg:y="0.159cm" svg:width="11.251cm" svg:height="7.491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X2" chart:class="chart:scatter">
            <chart:domain table:cell-range-address="Sheet1.A1:Sheet1.X1"/>
            <chart:data-point chart:repeated="24"/>
          </chart:series>
          <chart:series chart:style-name="ch8" chart:values-cell-range-address="Sheet1.A3:Sheet1.X3" chart:class="chart:scatter">
            <chart:data-point chart:repeated="24"/>
          </chart:series>
          <chart:series chart:style-name="ch9" chart:values-cell-range-address="Sheet1.A7:Sheet1.I7" chart:class="chart:scatter">
            <chart:domain table:cell-range-address="Sheet1.A6:Sheet1.I6"/>
            <chart:data-point chart:repeated="9"/>
          </chart:series>
          <chart:series chart:style-name="ch10" chart:values-cell-range-address="Sheet1.A8:Sheet1.I8" chart:class="chart:scatter">
            <chart:domain table:cell-range-address="Sheet1.A6:Sheet1.I6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0.04">
                <text:p>0.04</text:p>
              </table:table-cell>
              <table:table-cell office:value-type="float" office:value="0.08">
                <text:p>0.08</text:p>
              </table:table-cell>
              <table:table-cell office:value-type="float" office:value="0.12">
                <text:p>0.12</text:p>
              </table:table-cell>
              <table:table-cell office:value-type="float" office:value="0.16">
                <text:p>0.16</text:p>
              </table:table-cell>
              <table:table-cell office:value-type="float" office:value="0.2">
                <text:p>0.2</text:p>
              </table:table-cell>
              <table:table-cell office:value-type="float" office:value="0.24">
                <text:p>0.24</text:p>
              </table:table-cell>
              <table:table-cell office:value-type="float" office:value="0.28">
                <text:p>0.28</text:p>
              </table:table-cell>
              <table:table-cell office:value-type="float" office:value="0.32">
                <text:p>0.32</text:p>
              </table:table-cell>
              <table:table-cell office:value-type="float" office:value="0.36">
                <text:p>0.36</text:p>
              </table:table-cell>
              <table:table-cell office:value-type="float" office:value="0.4">
                <text:p>0.4</text:p>
              </table:table-cell>
              <table:table-cell office:value-type="float" office:value="0.44">
                <text:p>0.44</text:p>
              </table:table-cell>
              <table:table-cell office:value-type="float" office:value="0.48">
                <text:p>0.48</text:p>
              </table:table-cell>
              <table:table-cell office:value-type="float" office:value="0.52">
                <text:p>0.52</text:p>
              </table:table-cell>
              <table:table-cell office:value-type="float" office:value="0.56">
                <text:p>0.56</text:p>
              </table:table-cell>
              <table:table-cell office:value-type="float" office:value="0.6">
                <text:p>0.6</text:p>
              </table:table-cell>
              <table:table-cell office:value-type="float" office:value="0.64">
                <text:p>0.64</text:p>
              </table:table-cell>
              <table:table-cell office:value-type="float" office:value="0.68">
                <text:p>0.68</text:p>
              </table:table-cell>
              <table:table-cell office:value-type="float" office:value="0.72">
                <text:p>0.72</text:p>
              </table:table-cell>
              <table:table-cell office:value-type="float" office:value="0.76">
                <text:p>0.76</text:p>
              </table:table-cell>
              <table:table-cell office:value-type="float" office:value="0.8">
                <text:p>0.8</text:p>
              </table:table-cell>
              <table:table-cell office:value-type="float" office:value="0.84">
                <text:p>0.84</text:p>
              </table:table-cell>
              <table:table-cell office:value-type="float" office:value="0.88">
                <text:p>0.88</text:p>
              </table:table-cell>
              <table:table-cell office:value-type="float" office:value="0.92">
                <text:p>0.92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120061000000">
                <text:p>120061000000</text:p>
              </table:table-cell>
              <table:table-cell office:value-type="float" office:value="146040000000">
                <text:p>146040000000</text:p>
              </table:table-cell>
              <table:table-cell office:value-type="float" office:value="191757000000">
                <text:p>191757000000</text:p>
              </table:table-cell>
              <table:table-cell office:value-type="float" office:value="300105000000">
                <text:p>300105000000</text:p>
              </table:table-cell>
              <table:table-cell office:value-type="float" office:value="452762000000">
                <text:p>452762000000</text:p>
              </table:table-cell>
              <table:table-cell office:value-type="float" office:value="620927000000">
                <text:p>620927000000</text:p>
              </table:table-cell>
              <table:table-cell office:value-type="float" office:value="875130000000">
                <text:p>875130000000</text:p>
              </table:table-cell>
              <table:table-cell office:value-type="float" office:value="1131430000000">
                <text:p>1131430000000</text:p>
              </table:table-cell>
              <table:table-cell office:value-type="float" office:value="1433240000000">
                <text:p>1433240000000</text:p>
              </table:table-cell>
              <table:table-cell office:value-type="float" office:value="1467820000000">
                <text:p>1467820000000</text:p>
              </table:table-cell>
              <table:table-cell office:value-type="float" office:value="1447530000000">
                <text:p>1447530000000</text:p>
              </table:table-cell>
              <table:table-cell office:value-type="float" office:value="1247420000000">
                <text:p>1247420000000</text:p>
              </table:table-cell>
              <table:table-cell office:value-type="float" office:value="1014770000000">
                <text:p>1014770000000</text:p>
              </table:table-cell>
              <table:table-cell office:value-type="float" office:value="824776000000">
                <text:p>824776000000</text:p>
              </table:table-cell>
              <table:table-cell office:value-type="float" office:value="655941000000">
                <text:p>655941000000</text:p>
              </table:table-cell>
              <table:table-cell office:value-type="float" office:value="500561000000">
                <text:p>500561000000</text:p>
              </table:table-cell>
              <table:table-cell office:value-type="float" office:value="366899000000">
                <text:p>366899000000</text:p>
              </table:table-cell>
              <table:table-cell office:value-type="float" office:value="295695000000">
                <text:p>295695000000</text:p>
              </table:table-cell>
              <table:table-cell office:value-type="float" office:value="251315000000">
                <text:p>251315000000</text:p>
              </table:table-cell>
              <table:table-cell office:value-type="float" office:value="193679000000">
                <text:p>193679000000</text:p>
              </table:table-cell>
              <table:table-cell office:value-type="float" office:value="170983000000">
                <text:p>170983000000</text:p>
              </table:table-cell>
              <table:table-cell office:value-type="float" office:value="145643000000">
                <text:p>145643000000</text:p>
              </table:table-cell>
              <table:table-cell office:value-type="float" office:value="125451000000">
                <text:p>125451000000</text:p>
              </table:table-cell>
              <table:table-cell office:value-type="float" office:value="117175000000">
                <text:p>117175000000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8731350">
                <text:p>8731350</text:p>
              </table:table-cell>
              <table:table-cell office:value-type="float" office:value="3276370000">
                <text:p>3276370000</text:p>
              </table:table-cell>
              <table:table-cell office:value-type="float" office:value="35711500000">
                <text:p>35711500000</text:p>
              </table:table-cell>
              <table:table-cell office:value-type="float" office:value="134456000000">
                <text:p>134456000000</text:p>
              </table:table-cell>
              <table:table-cell office:value-type="float" office:value="317285000000">
                <text:p>317285000000</text:p>
              </table:table-cell>
              <table:table-cell office:value-type="float" office:value="583643000000">
                <text:p>583643000000</text:p>
              </table:table-cell>
              <table:table-cell office:value-type="float" office:value="924388000000">
                <text:p>924388000000</text:p>
              </table:table-cell>
              <table:table-cell office:value-type="float" office:value="1328070000000">
                <text:p>1328070000000</text:p>
              </table:table-cell>
              <table:table-cell office:value-type="float" office:value="1783670000000">
                <text:p>1783670000000</text:p>
              </table:table-cell>
              <table:table-cell office:value-type="float" office:value="2281540000000">
                <text:p>2281540000000</text:p>
              </table:table-cell>
              <table:table-cell office:value-type="float" office:value="1945350000000">
                <text:p>1945350000000</text:p>
              </table:table-cell>
              <table:table-cell office:value-type="float" office:value="1626680000000">
                <text:p>1626680000000</text:p>
              </table:table-cell>
              <table:table-cell office:value-type="float" office:value="1328070000000">
                <text:p>1328070000000</text:p>
              </table:table-cell>
              <table:table-cell office:value-type="float" office:value="1052530000000">
                <text:p>1052530000000</text:p>
              </table:table-cell>
              <table:table-cell office:value-type="float" office:value="803240000000">
                <text:p>803240000000</text:p>
              </table:table-cell>
              <table:table-cell office:value-type="float" office:value="583643000000">
                <text:p>583643000000</text:p>
              </table:table-cell>
              <table:table-cell office:value-type="float" office:value="397154000000">
                <text:p>397154000000</text:p>
              </table:table-cell>
              <table:table-cell office:value-type="float" office:value="246774000000">
                <text:p>246774000000</text:p>
              </table:table-cell>
              <table:table-cell office:value-type="float" office:value="134456000000">
                <text:p>134456000000</text:p>
              </table:table-cell>
              <table:table-cell office:value-type="float" office:value="59878400000">
                <text:p>59878400000</text:p>
              </table:table-cell>
              <table:table-cell office:value-type="float" office:value="19099400000">
                <text:p>19099400000</text:p>
              </table:table-cell>
              <table:table-cell office:value-type="float" office:value="3276370000">
                <text:p>3276370000</text:p>
              </table:table-cell>
              <table:table-cell office:value-type="float" office:value="142699000">
                <text:p>142699000</text:p>
              </table:table-cell>
              <table:table-cell office:value-type="float" office:value="95055.7">
                <text:p>95055.7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259237000000">
                <text:p>259237000000</text:p>
              </table:table-cell>
              <table:table-cell office:value-type="float" office:value="559962000000">
                <text:p>559962000000</text:p>
              </table:table-cell>
              <table:table-cell office:value-type="float" office:value="1109740000000">
                <text:p>1109740000000</text:p>
              </table:table-cell>
              <table:table-cell office:value-type="float" office:value="1133110000000">
                <text:p>1133110000000</text:p>
              </table:table-cell>
              <table:table-cell office:value-type="float" office:value="1062080000000">
                <text:p>1062080000000</text:p>
              </table:table-cell>
              <table:table-cell office:value-type="float" office:value="635393000000">
                <text:p>635393000000</text:p>
              </table:table-cell>
              <table:table-cell office:value-type="float" office:value="371517000000">
                <text:p>371517000000</text:p>
              </table:table-cell>
              <table:table-cell office:value-type="float" office:value="229436000000">
                <text:p>229436000000</text:p>
              </table:table-cell>
              <table:table-cell office:value-type="float" office:value="180327000000">
                <text:p>180327000000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13257600000">
                <text:p>13257600000</text:p>
              </table:table-cell>
              <table:table-cell office:value-type="float" office:value="317285000000">
                <text:p>317285000000</text:p>
              </table:table-cell>
              <table:table-cell office:value-type="float" office:value="1119080000000">
                <text:p>1119080000000</text:p>
              </table:table-cell>
              <table:table-cell office:value-type="float" office:value="2281540000000">
                <text:p>2281540000000</text:p>
              </table:table-cell>
              <table:table-cell office:value-type="float" office:value="1474680000000">
                <text:p>1474680000000</text:p>
              </table:table-cell>
              <table:table-cell office:value-type="float" office:value="803240000000">
                <text:p>803240000000</text:p>
              </table:table-cell>
              <table:table-cell office:value-type="float" office:value="317285000000">
                <text:p>317285000000</text:p>
              </table:table-cell>
              <table:table-cell office:value-type="float" office:value="59878400000">
                <text:p>59878400000</text:p>
              </table:table-cell>
              <table:table-cell office:value-type="float" office:value="888322000">
                <text:p>888322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8$Build-93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6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3.124cm" svg:height="9.381cm" chart:class="chart:scatter" chart:column-mapping="1 0" chart:style-name="ch1">
        <chart:legend chart:legend-position="end" svg:x="10.957cm" svg:y="4.417cm" chart:style-name="ch2"/>
        <chart:plot-area chart:style-name="ch3" table:cell-range-address="Sheet1.J2:Sheet1.J2 Sheet1.A2:Sheet1.A2" svg:x="0.262cm" svg:y="0.187cm" svg:width="10.433cm" svg:height="8.81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2" chart:class="chart:scatter">
            <chart:domain table:cell-range-address="Sheet1.J2:Sheet1.J2"/>
            <chart:data-point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467820000000">
                <text:p>1467820000000</text:p>
              </table:table-cell>
              <table:table-cell office:value-type="float" office:value="120061000000">
                <text:p>120061000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8$Build-93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